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FileSystem.isFil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FileSystem.getRandomAccessOutputStream( String 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FileSystem.deleteFile( String fil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FileSystem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calFileSystem.deleteFolder( String folder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FileSystem.copy( String srcPath , String des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lFileSyste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System.accep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System.getOutputStream( String 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FileSystem.length( String 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FileSystem.getEnableHandleMoni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System.isFold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FileSystem.setEnableHandleMonitor( String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System.setEnableHandleMonitor( boolean en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FileSystem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FileSystem.listFiles( String folder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calFileSystem.lastModifie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FileSystem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FileSystem.move( String srcPath , String dest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ocalFileSystem.osPath( String generic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FileSystem.listFolders( String folder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calFileSystem.Local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FileSystem.exist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FileSystem.getInputStream( String 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FileSystem.setPath( String 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System.list( String folder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FileSystem.touch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FileSystem.createFolder( String folder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FileSystem.setRoot( Fil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System.hasChildren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lFileSyste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